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4.051cm" fo:min-width="10.168cm"/>
    </style:style>
    <style:style style:name="gr2" style:family="graphic" style:parent-style-name="standard">
      <style:graphic-properties draw:stroke="none" draw:fill="none" fo:min-height="1.475cm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 fo:min-height="4.83cm" fo:min-width="8.136cm"/>
    </style:style>
    <style:style style:name="gr4" style:family="graphic" style:parent-style-name="standard">
      <style:graphic-properties draw:stroke="none" draw:fill="none" draw:fill-color="#aecf00" fo:min-height="0.739cm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 fo:min-height="4.195cm" fo:min-width="8.136cm"/>
    </style:style>
    <style:style style:name="gr6" style:family="graphic" style:parent-style-name="standard">
      <style:graphic-properties draw:stroke="none" draw:fill="none" draw:fill-color="#aecf00" fo:min-height="0.738cm"/>
    </style:style>
    <style:style style:name="gr7" style:family="graphic" style:parent-style-name="standard">
      <style:graphic-properties draw:fill="solid" draw:fill-color="#9966cc" draw:textarea-horizontal-align="justify" draw:textarea-vertical-align="middle" draw:auto-grow-height="false" fo:min-height="2.036cm" fo:min-width="14.232cm"/>
    </style:style>
    <style:style style:name="gr8" style:family="graphic" style:parent-style-name="standard">
      <style:graphic-properties draw:fill="solid" draw:fill-color="#0084d1" draw:textarea-horizontal-align="justify" draw:textarea-vertical-align="middle" draw:auto-grow-height="false" fo:min-height="16.768cm" fo:min-width="9.152cm"/>
    </style:style>
    <style:style style:name="gr9" style:family="graphic" style:parent-style-name="standard">
      <style:graphic-properties draw:stroke="none" draw:fill="none" draw:fill-color="#aecf00" fo:min-height="2.949cm"/>
    </style:style>
    <style:style style:name="gr10" style:family="graphic" style:parent-style-name="standard">
      <style:graphic-properties draw:fill="solid" draw:fill-color="#ff8080" draw:textarea-horizontal-align="justify" draw:textarea-vertical-align="middle" draw:auto-grow-height="false" fo:min-height="18.927cm" fo:min-width="34.2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824cm"/>
    </style:style>
    <style:style style:name="gr12" style:family="graphic" style:parent-style-name="standard">
      <style:graphic-properties draw:fill="solid" draw:fill-color="#aecf00" draw:textarea-horizontal-align="justify" draw:textarea-vertical-align="middle" draw:auto-grow-height="false" fo:min-height="8.894cm" fo:min-width="13.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0.124cm"/>
    </style:style>
    <style:style style:name="gr14" style:family="graphic" style:parent-style-name="standard">
      <style:graphic-properties draw:fill="solid" draw:fill-color="#ff420e" draw:textarea-horizontal-align="justify" draw:textarea-vertical-align="middle" draw:auto-grow-height="false" fo:min-height="2.798cm" fo:min-width="11.819cm"/>
    </style:style>
    <style:style style:name="gr15" style:family="graphic" style:parent-style-name="standard">
      <style:graphic-properties draw:fill="solid" draw:fill-color="#ff950e" draw:textarea-horizontal-align="justify" draw:textarea-vertical-align="middle" draw:auto-grow-height="false" fo:min-height="8.64cm" fo:min-width="8.771cm"/>
    </style:style>
    <style:style style:name="gr16" style:family="graphic" style:parent-style-name="standard">
      <style:graphic-properties draw:stroke="none" draw:fill="none" draw:fill-color="#aecf00" fo:min-height="1.475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0.668cm" svg:height="14.301cm" svg:x="1.127cm" svg:y="9.686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364cm" svg:height="1.725cm" svg:x="0.492cm" svg:y="10.271cm">
          <draw:text-box>
            <text:p text:style-name="P1">Database reali</text:p>
          </draw:text-box>
        </draw:frame>
        <draw:custom-shape draw:style-name="gr3" draw:text-style-name="P2" draw:layer="layout" svg:width="8.636cm" svg:height="5.08cm" svg:x="1.635cm" svg:y="12.149cm">
          <text:p text:style-name="P2">Sqlite</text:p>
          <text:p text:style-name="P2">Json</text:p>
          <text:p text:style-name="P2">Xml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408cm" svg:height="0.989cm" svg:x="2.021cm" svg:y="12.403cm">
          <draw:text-box>
            <text:p text:style-name="P1">Locali</text:p>
          </draw:text-box>
        </draw:frame>
        <draw:custom-shape draw:style-name="gr5" draw:text-style-name="P1" draw:layer="layout" svg:width="8.636cm" svg:height="4.445cm" svg:x="1.635cm" svg:y="17.991cm">
          <text:p text:style-name="P1">Mysql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175cm" svg:height="0.988cm" svg:x="2.016cm" svg:y="17.991cm">
          <draw:text-box>
            <text:p text:style-name="P1">Remoti</text:p>
          </draw:text-box>
        </draw:frame>
        <draw:custom-shape draw:style-name="gr7" draw:text-style-name="P1" xml:id="id1" draw:id="id1" draw:layer="layout" svg:width="14.732cm" svg:height="2.286cm" svg:x="2.143cm" svg:y="1.508cm">
          <text:p text:style-name="P1">Definizione dei dati</text:p>
          <text:p text:style-name="P1">contenuti in ogni database</text:p>
          <text:p text:style-name="P1"><text:span text:style-name="T1">gnudo-database-architecture-abstract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4" draw:id="id4" draw:layer="layout" svg:width="9.652cm" svg:height="17.018cm" svg:x="13.446cm" svg:y="8.239cm">
          <text:p text:style-name="P1"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7.69cm" svg:height="3.199cm" svg:x="13.884cm" svg:y="8.85cm">
          <draw:text-box>
            <text:p text:style-name="P1">Definizione della</text:p>
            <text:p text:style-name="P1">Struttura dei database</text:p>
            <text:p text:style-name="P1"><text:span text:style-name="T1">gnudo-database-architecture-nome</text:span></text:p>
          </draw:text-box>
        </draw:frame>
        <draw:custom-shape draw:style-name="gr3" draw:text-style-name="P2" draw:layer="layout" svg:width="8.636cm" svg:height="5.08cm" svg:x="13.954cm" svg:y="13.573cm">
          <text:p text:style-name="P2">Sqlite</text:p>
          <text:p text:style-name="P2">Json</text:p>
          <text:p text:style-name="P2">Xml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327cm" svg:height="0.989cm" svg:x="14.294cm" svg:y="13.827cm">
          <draw:text-box>
            <text:p text:style-name="P1">Locali</text:p>
          </draw:text-box>
        </draw:frame>
        <draw:custom-shape draw:style-name="gr5" draw:text-style-name="P1" draw:layer="layout" svg:width="8.636cm" svg:height="4.445cm" svg:x="13.954cm" svg:y="19.288cm">
          <text:p text:style-name="P1">Mysql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175cm" svg:height="0.988cm" svg:x="14.589cm" svg:y="19.57cm">
          <draw:text-box>
            <text:p text:style-name="P1">Remoti</text:p>
          </draw:text-box>
        </draw:frame>
        <draw:custom-shape draw:style-name="gr10" draw:text-style-name="P1" draw:layer="layout" svg:width="34.798cm" svg:height="19.177cm" svg:x="32.115cm" svg:y="5.572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5.324cm" svg:height="0.988cm" svg:x="32.877cm" svg:y="6.588cm">
          <draw:text-box>
            <text:p>GNUDO in c++</text:p>
          </draw:text-box>
        </draw:frame>
        <draw:custom-shape draw:style-name="gr12" draw:text-style-name="P1" xml:id="id5" draw:id="id5" draw:layer="layout" svg:width="13.97cm" svg:height="9.144cm" svg:x="32.75cm" svg:y="13.954cm">
          <text:p text:style-name="P1">Sqlite</text:p>
          <text:p text:style-name="P1">Json</text:p>
          <text:p text:style-name="P1">Xml</text:p>
          <text:p text:style-name="P1">Mysql</text:p>
          <text:p text:style-name="P1">Virtual(sincronizzazione fra più</text:p>
          <text:p text:style-name="P1">driver reali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xml:id="id6" draw:id="id6" draw:layer="layout" svg:width="10.624cm" svg:height="1.725cm" svg:x="33.131cm" svg:y="14.081cm">
          <draw:text-box>
            <text:p>Implementazione dei driver</text:p>
            <text:p><text:span text:style-name="T1">Gnudo-cpp-dbdriver-nome</text:span></text:p>
          </draw:text-box>
        </draw:frame>
        <draw:custom-shape draw:style-name="gr14" draw:text-style-name="P1" xml:id="id3" draw:id="id3" draw:layer="layout" svg:width="12.319cm" svg:height="3.048cm" svg:x="32.877cm" svg:y="7.477cm">
          <text:p text:style-name="P1">Interfaccia pubblica dei driver</text:p>
          <text:p text:style-name="P1">(classi astratte)</text:p>
          <text:p text:style-name="P1"><text:span text:style-name="T1">Gnudo-cpp-dbdriver-abstract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7" draw:id="id7" draw:layer="layout" svg:width="9.271cm" svg:height="8.89cm" svg:x="56.753cm" svg:y="10.144cm">
          <text:p text:style-name="P1">Qt</text:p>
          <text:p text:style-name="P1">Gtk</text:p>
          <text:p text:style-name="P1">Terminale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8.001cm" svg:height="1.725cm" svg:x="57.134cm" svg:y="10.806cm">
          <draw:text-box>
            <text:p text:style-name="P1">Ui</text:p>
            <text:p text:style-name="P1"><text:span text:style-name="T1">Gnudo-cpp-ui-nome</text:span></text:p>
          </draw:text-box>
        </draw:frame>
        <draw:connector draw:style-name="gr17" draw:text-style-name="P1" draw:layer="layout" draw:type="line" svg:x1="9.509cm" svg:y1="3.794cm" svg:x2="6.461cm" svg:y2="9.686cm" draw:start-shape="id1" draw:end-shape="id2" svg:d="M9509 3794l-3048 5892" svg:viewBox="0 0 3049 5893">
          <text:p text:style-name="P1">implementazione</text:p>
        </draw:connector>
        <draw:connector draw:style-name="gr18" draw:text-style-name="P1" draw:layer="layout" draw:type="line" svg:x1="16.875cm" svg:y1="2.651cm" svg:x2="32.877cm" svg:y2="9.001cm" draw:start-shape="id1" draw:end-shape="id3" svg:d="M16875 2651l16002 6350" svg:viewBox="0 0 16003 6351">
          <text:p/>
        </draw:connector>
        <draw:connector draw:style-name="gr19" draw:text-style-name="P1" draw:layer="layout" draw:type="line" svg:x1="13.446cm" svg:y1="16.748cm" svg:x2="11.795cm" svg:y2="16.836cm" draw:start-shape="id4" draw:end-shape="id2" svg:d="M13446 16748l-1651 88" svg:viewBox="0 0 1652 89">
          <text:p/>
        </draw:connector>
        <draw:connector draw:style-name="gr19" draw:text-style-name="P1" draw:layer="layout" draw:type="line" svg:x1="23.098cm" svg:y1="16.748cm" svg:x2="32.75cm" svg:y2="18.526cm" draw:start-shape="id4" draw:start-glue-point="1" draw:end-shape="id5" svg:d="M23098 16748l9652 1778" svg:viewBox="0 0 9653 1779">
          <text:p/>
        </draw:connector>
        <draw:connector draw:style-name="gr19" draw:text-style-name="P1" draw:layer="layout" draw:type="line" svg:x1="39.036cm" svg:y1="10.525cm" svg:x2="38.443cm" svg:y2="14.081cm" draw:start-shape="id3" draw:start-glue-point="2" draw:end-shape="id6" svg:d="M39036 10525l-593 3556" svg:viewBox="0 0 594 3557">
          <text:p/>
        </draw:connector>
        <draw:connector draw:style-name="gr19" draw:text-style-name="P1" draw:layer="layout" draw:type="line" svg:x1="56.753cm" svg:y1="14.589cm" svg:x2="45.196cm" svg:y2="9.001cm" draw:start-shape="id7" draw:end-shape="id3" svg:d="M56753 14589l-11557-5588" svg:viewBox="0 0 11558 5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20:43:11.194569307</meta:creation-date>
    <dc:date>2016-06-08T02:19:48.592127895</dc:date>
    <meta:editing-duration>PT27M19S</meta:editing-duration>
    <meta:editing-cycles>11</meta:editing-cycles>
    <meta:generator>LibreOffice/4.3.3.2$Linux_X86_64 LibreOffice_project/430m0$Build-2</meta:generator>
    <meta:document-statistic meta:object-count="26"/>
  </office:meta>
</office:document-meta>
</file>